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1" svg:font-family="Arial, Helvetica, sans-serif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style:font-name="Ebrima" fo:font-size="8pt" style:font-size-asian="8pt" style:font-size-complex="8pt"/>
    </style:style>
    <style:style style:name="P4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6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7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-1.2252in" style:auto-text-indent="false" fo:break-before="auto" fo:break-after="auto" style:writing-mode="lr-tb">
        <style:tab-stops>
          <style:tab-stop style:position="1.1252in"/>
        </style:tab-stops>
      </style:paragraph-properties>
    </style:style>
    <style:style style:name="P9" style:family="paragraph" style:parent-style-name="Standard">
      <style:paragraph-properties fo:margin-left="1.1917in" fo:margin-right="0in" fo:line-height="115%" fo:text-indent="-1.21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0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8417in" style:auto-text-indent="false" fo:break-before="auto" fo:break-after="auto" style:writing-mode="lr-tb">
        <style:tab-stops/>
      </style:paragraph-properties>
    </style:style>
    <style:style style:name="P11" style:family="paragraph" style:parent-style-name="Standard">
      <style:paragraph-properties fo:margin-left="1.1835in" fo:margin-right="0in" fo:margin-top="0in" fo:margin-bottom="0.0398in" fo:line-height="100%" fo:text-indent="-1.15in" style:auto-text-indent="false" fo:break-before="auto" fo:break-after="auto" style:writing-mode="lr-tb">
        <style:tab-stops>
          <style:tab-stop style:position="0.85in"/>
        </style:tab-stops>
      </style:paragraph-properties>
    </style:style>
    <style:style style:name="P12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1.1917in" fo:margin-right="0in" fo:line-height="115%" fo:text-indent="-1.2083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14" style:family="paragraph" style:parent-style-name="Standard">
      <style:paragraph-properties fo:margin-left="2in" fo:margin-right="0in" fo:line-height="115%" fo:text-indent="-0.8252in" style:auto-text-indent="false" fo:break-before="auto" fo:break-after="auto" style:writing-mode="lr-tb">
        <style:tab-stops/>
      </style:paragraph-properties>
      <style:text-properties style:font-name="Ebrima"/>
    </style:style>
    <style:style style:name="P15" style:family="paragraph" style:parent-style-name="Standard">
      <style:paragraph-properties fo:margin-left="1.3752in" fo:margin-right="0in" fo:line-height="115%" fo:text-indent="0in" style:auto-text-indent="false" style:writing-mode="lr-tb"/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margin-left="1.3752in" fo:margin-right="0in" fo:margin-top="0in" fo:margin-bottom="0.0398in" fo:line-height="115%" fo:text-indent="0in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1.3665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1.3583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1.3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20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417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1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 fo:font-size="8pt" style:font-size-asian="8pt" style:font-size-complex="8pt"/>
    </style:style>
    <style:style style:name="P22" style:family="paragraph" style:parent-style-name="Standard">
      <style:paragraph-properties fo:margin-left="2in" fo:margin-right="0in" fo:line-height="115%" fo:text-indent="-0.8335in" style:auto-text-indent="false" fo:break-before="auto" fo:break-after="auto" style:writing-mode="lr-tb">
        <style:tab-stops/>
      </style:paragraph-properties>
      <style:text-properties style:font-name="Ebrima"/>
    </style:style>
    <style:style style:name="P23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P2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size="8pt" style:font-size-asian="8pt" style:font-size-complex="8pt"/>
    </style:style>
    <style:style style:name="P2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 style:writing-mode="lr-tb">
        <style:tab-stops/>
      </style:paragraph-properties>
      <style:text-properties fo:font-size="8pt" style:font-size-asian="8pt" style:font-size-complex="8pt"/>
    </style:style>
    <style:style style:name="P26" style:family="paragraph" style:parent-style-name="Standard" style:master-page-name="Standard">
      <style:paragraph-properties fo:margin-left="1.1917in" fo:margin-right="0in" fo:line-height="100%" fo:text-indent="-1.2083in" style:auto-text-indent="false" style:page-number="auto" fo:break-before="auto" fo:break-after="auto" style:writing-mode="lr-tb">
        <style:tab-stops/>
      </style:paragraph-properties>
    </style:style>
    <style:style style:name="P27" style:family="paragraph" style:parent-style-name="Standard">
      <style:paragraph-properties fo:margin-left="1.1917in" fo:margin-right="0in" fo:line-height="100%" fo:text-indent="-1.2083in" style:auto-text-indent="false" style:writing-mode="lr-tb">
        <style:tab-stops/>
      </style:paragraph-properties>
    </style:style>
    <style:style style:name="P28" style:family="paragraph" style:parent-style-name="Standard" style:list-style-name="L1">
      <style:paragraph-properties fo:margin-left="1.1665in" fo:margin-right="0in" fo:margin-top="0in" fo:margin-bottom="0in" fo:line-height="115%" fo:text-align="start" style:justify-single-word="false" fo:text-indent="-0.25in" style:auto-text-indent="false" style:writing-mode="lr-tb">
        <style:tab-stops/>
      </style:paragraph-properties>
    </style:style>
    <style:style style:name="P29" style:family="paragraph" style:parent-style-name="Standard">
      <style:paragraph-properties fo:margin-left="1.1583in" fo:margin-right="0in" fo:line-height="115%" fo:text-indent="-1.1665in" style:auto-text-indent="false" style:writing-mode="lr-tb">
        <style:tab-stops/>
      </style:paragraph-properties>
      <style:text-properties style:font-name="Ebrima" fo:font-size="8pt" style:font-size-asian="8pt" style:font-size-complex="8pt"/>
    </style:style>
    <style:style style:name="P30" style:family="paragraph" style:parent-style-name="Standard">
      <style:paragraph-properties fo:margin-left="1.1583in" fo:margin-right="0in" fo:line-height="115%" fo:text-indent="-1.1665in" style:auto-text-indent="false" fo:break-before="auto" fo:break-after="auto" style:writing-mode="lr-tb">
        <style:tab-stops/>
      </style:paragraph-properties>
    </style:style>
    <style:style style:name="P31" style:family="paragraph" style:parent-style-name="Standard">
      <style:paragraph-properties fo:margin-left="1.1583in" fo:margin-right="0in" fo:line-height="115%" fo:text-indent="-1.1252in" style:auto-text-indent="false" fo:break-before="auto" fo:break-after="auto" style:writing-mode="lr-tb">
        <style:tab-stops/>
      </style:paragraph-properties>
    </style:style>
    <style:style style:name="P32" style:family="paragraph" style:parent-style-name="Standard">
      <style:paragraph-properties fo:margin-left="1.1583in" fo:margin-right="0in" fo:margin-top="0in" fo:margin-bottom="0.0398in" fo:line-height="115%" fo:text-align="start" style:justify-single-word="false" fo:text-indent="-1.1252in" style:auto-text-indent="false" style:writing-mode="lr-tb">
        <style:tab-stops>
          <style:tab-stop style:position="0.2083in"/>
        </style:tab-stops>
      </style:paragraph-properties>
      <style:text-properties fo:font-size="8pt" style:font-size-asian="8pt" style:font-size-complex="8pt"/>
    </style:style>
    <style:style style:name="P33" style:family="paragraph" style:parent-style-name="Standard">
      <style:paragraph-properties fo:margin-left="1.3835in" fo:margin-right="0in" fo:margin-top="0in" fo:margin-bottom="0.0398in" fo:line-height="115%" fo:text-indent="-0.0083in" style:auto-text-indent="false" style:writing-mode="lr-tb">
        <style:tab-stops>
          <style:tab-stop style:position="0.85in"/>
        </style:tab-stops>
      </style:paragraph-properties>
    </style:style>
    <style:style style:name="P34" style:family="paragraph" style:parent-style-name="Standard">
      <style:paragraph-properties fo:margin-left="1.3752in" fo:margin-right="0in" fo:line-height="115%" fo:text-indent="0in" style:auto-text-indent="false" style:writing-mode="lr-tb"/>
      <style:text-properties style:font-name="Ebrim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1.3835in" fo:margin-right="0in" fo:line-height="115%" fo:text-indent="0in" style:auto-text-indent="false" style:writing-mode="lr-tb"/>
      <style:text-properties style:font-name="Ebrima" fo:font-size="8pt" style:font-size-asian="8pt" style:font-size-complex="8pt"/>
    </style:style>
    <style:style style:name="P36" style:family="paragraph" style:parent-style-name="Standard">
      <style:paragraph-properties fo:margin-left="1.3835in" fo:margin-right="0in" fo:line-height="115%" fo:text-indent="0in" style:auto-text-indent="false" fo:break-before="auto" fo:break-after="auto" style:writing-mode="lr-tb"/>
      <style:text-properties style:font-name="Ebrima"/>
    </style:style>
    <style:style style:name="P37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tyle="normal" style:font-style-asian="normal" style:font-style-complex="normal"/>
    </style:style>
    <style:style style:name="P38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39" style:family="paragraph" style:parent-style-name="Standard">
      <style:paragraph-properties fo:margin-left="1.1835in" fo:margin-right="0in" fo:margin-top="0in" fo:margin-bottom="0in" fo:line-height="115%" fo:text-align="start" style:justify-single-word="false" fo:text-indent="0in" style:auto-text-indent="false" fo:break-before="auto" fo:break-after="auto" style:writing-mode="lr-tb">
        <style:tab-stops>
          <style:tab-stop style:position="1.1252in"/>
        </style:tab-stops>
      </style:paragraph-properties>
      <style:text-properties style:font-name="Ebrima" fo:font-size="8pt" fo:font-style="normal" style:font-size-asian="8pt" style:font-style-asian="normal" style:font-size-complex="8pt" style:font-style-complex="normal"/>
    </style:style>
    <style:style style:name="P40" style:family="paragraph" style:parent-style-name="Standard">
      <style:paragraph-properties fo:margin-left="2in" fo:margin-right="0in" fo:margin-top="0in" fo:margin-bottom="0in" fo:line-height="115%" fo:text-align="start" style:justify-single-word="false" fo:text-indent="-0.6335in" style:auto-text-indent="false" style:writing-mode="lr-tb">
        <style:tab-stops/>
      </style:paragraph-properties>
    </style:style>
    <style:style style:name="P41" style:family="paragraph" style:parent-style-name="Standard">
      <style:paragraph-properties fo:margin-left="1.3583in" fo:margin-right="0in" fo:margin-top="0in" fo:margin-bottom="0.0398in" fo:line-height="115%" fo:text-align="start" style:justify-single-word="false" fo:text-indent="0in" style:auto-text-indent="false" style:writing-mode="lr-tb">
        <style:tab-stops/>
      </style:paragraph-properties>
    </style:style>
    <style:style style:name="P42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</style:style>
    <style:style style:name="P43" style:family="paragraph" style:parent-style-name="Standard">
      <style:paragraph-properties fo:margin-left="1.3673in" fo:margin-right="0in" fo:line-height="115%" fo:text-indent="-1.1252in" style:auto-text-indent="false" style:writing-mode="lr-tb">
        <style:tab-stops>
          <style:tab-stop style:position="0.2146in"/>
        </style:tab-stops>
      </style:paragraph-properties>
    </style:style>
    <style:style style:name="P44" style:family="paragraph" style:parent-style-name="Standard">
      <style:paragraph-properties fo:margin-left="1.3673in" fo:margin-right="0in" fo:line-height="115%" fo:text-indent="-0.2083in" style:auto-text-indent="false" style:writing-mode="lr-tb">
        <style:tab-stops>
          <style:tab-stop style:position="0.2146in"/>
        </style:tab-stops>
      </style:paragraph-properties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1.348in" fo:margin-right="0in" fo:margin-top="0in" fo:margin-bottom="0.0398in" fo:line-height="115%" fo:text-align="start" style:justify-single-word="false" fo:text-indent="-0.1693in" style:auto-text-indent="false" style:writing-mode="lr-tb">
        <style:tab-stops/>
      </style:paragraph-properties>
    </style:style>
    <style:style style:name="P46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P47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000000" fo:font-size="8pt" fo:background-color="transparen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normal" style:font-size-asian="8pt" style:font-style-asian="normal" style:font-size-complex="8pt" style:font-style-complex="normal"/>
    </style:style>
    <style:style style:name="T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style:font-name="Ebrima"/>
    </style:style>
    <style:style style:name="T8" style:family="text">
      <style:text-properties style:font-name="Ebrima" fo:font-size="8pt" style:font-size-asian="8pt" style:font-size-complex="8pt"/>
    </style:style>
    <style:style style:name="T9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Ebrim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Ebrim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2" style:family="text">
      <style:text-properties fo:color="#ff420e" style:font-name="Arial Black" fo:font-size="10pt" style:font-name-asian="Arial Black" style:font-size-asian="10pt" style:font-name-complex="Arial Black" style:font-size-complex="10pt"/>
    </style:style>
    <style:style style:name="T13" style:family="text">
      <style:text-properties fo:color="#ff420e" fo:font-style="normal" fo:font-weight="bold" style:font-name-asian="Arial Black" style:font-style-asian="normal" style:font-weight-asian="bold" style:font-name-complex="Arial Black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bold" style:font-size-complex="8pt" style:font-weight-complex="bold"/>
    </style:style>
    <style:style style:name="T17" style:family="text">
      <style:text-properties fo:font-variant="normal" fo:text-transform="none" fo:color="#151515" style:font-name="Ebrima" fo:font-size="8pt" fo:letter-spacing="normal" fo:font-style="normal" fo:font-weight="normal" style:font-size-asian="8pt" style:font-weight-asian="normal" style:font-size-complex="8pt" style:font-weight-complex="normal"/>
    </style:style>
    <style:style style:name="T18" style:family="text">
      <style:text-properties fo:font-variant="normal" fo:text-transform="none" fo:color="#151515" style:font-name="Ebrima" fo:font-size="8pt" fo:letter-spacing="normal" fo:font-style="normal" fo:font-weight="normal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font-variant="normal" fo:text-transform="none" fo:color="#151515" style:font-name="Ebrima" fo:font-size="8pt" fo:letter-spacing="normal" fo:font-style="normal" style:font-size-asian="8pt" style:font-size-complex="8pt"/>
    </style:style>
    <style:style style:name="T20" style:family="text">
      <style:text-properties fo:font-variant="normal" fo:text-transform="none" fo:color="#151515" style:font-name="Ebrima" fo:font-size="8pt" fo:letter-spacing="normal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1" style:family="text">
      <style:text-properties fo:font-variant="normal" fo:text-transform="none" fo:color="#151515" style:font-name="Ebrima" fo:letter-spacing="normal" fo:font-style="normal" fo:font-weight="normal" style:font-weight-asian="bold" style:font-weight-complex="bold"/>
    </style:style>
    <style:style style:name="T22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23" style:family="text">
      <style:text-properties style:font-name="Ebrima" fo:font-size="8pt" fo:font-weight="normal" style:font-size-asian="8pt" style:font-weight-asian="normal" style:font-size-complex="8pt" style:font-weight-complex="normal"/>
    </style:style>
    <style:style style:name="T24" style:family="text">
      <style:text-properties fo:color="#e6e6ff" style:font-name="Arial Black1" fo:font-size="66pt" fo:font-weight="900" style:font-size-asian="66pt" style:font-size-complex="66pt" style:font-relief="engrav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583in" fo:text-indent="-0.25in" fo:margin-left="3.1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6583in" fo:text-indent="-0.25in" fo:margin-left="3.6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</text:list-level-style-bullet>
    </text:list-style>
    <style:style style:name="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none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rect text:anchor-type="paragraph" draw:z-index="2" draw:style-name="gr2" draw:text-style-name="P47" svg:width="1.1087in" svg:height="0.2807in" svg:x="-0.1744in" svg:y="0.1193in"><text:p/></draw:rect><draw:g text:anchor-type="paragraph" draw:z-index="4" draw:style-name="gr3"><draw:line draw:style-name="gr4" draw:text-style-name="P47" svg:x1="0.3673in" svg:y1="-0.0016in" svg:x2="6.6925in" svg:y2="0.0039in"><text:p/></draw:line><draw:line draw:style-name="gr4" draw:text-style-name="P47" svg:x1="0.3673in" svg:y1="0.1193in" svg:x2="0.3673in" svg:y2="-0.0016in"><text:p/></draw:line></draw:g><text:span text:style-name="T12">Statement</text:span><text:span text:style-name="T8"><text:tab/>I am a motivated, responsible, charismatic game programmer seeking a position where I can stretch my current abilities and learn new skills. <text:s/></text:span></text:p>
      <text:p text:style-name="P27"><text:span text:style-name="T8"/></text:p>
      <text:p text:style-name="P27"><text:span text:style-name="T8"><text:tab/>Though relatively new to the gaming industry, I bring a wealth of life experiences to the table. Travel, a career in chemical engineering, and various teaching and freelance positions provide a unique background that is an asset to any creative endeavor. I am also highly focused on game programming and development, pursuing a degree at one of the most prestigious gaming universities in the world, University of Abertay.</text:span></text:p>
      <text:p text:style-name="P13"/>
      <text:p text:style-name="P12"><text:span text:style-name="T8"><text:tab/></text:span><text:span text:style-name="T8">I have shown myself to be hard working, imaginative, </text:span><text:span text:style-name="T8">collaborative</text:span><text:span text:style-name="T8">, and eager to learn throughout my university and work experiences. In short, I am an individual with a diverse skill set and strong technical background who is genuinely fascinated by games.</text:span></text:p>
      <text:p text:style-name="P9"/>
      <text:p text:style-name="P3"><draw:g text:anchor-type="paragraph" draw:z-index="9" draw:style-name="gr5"><draw:line draw:style-name="gr4" draw:text-style-name="P47" svg:x1="0.3673in" svg:y1="0.0217in" svg:x2="6.6925in" svg:y2="0.0272in"><text:p/></draw:line><draw:line draw:style-name="gr4" draw:text-style-name="P47" svg:x1="0.3673in" svg:y1="0.1425in" svg:x2="0.3673in" svg:y2="0.0217in"><text:p/></draw:line></draw:g></text:p>
      <text:p text:style-name="P11"><draw:rect text:anchor-type="paragraph" draw:z-index="8" draw:style-name="gr2" draw:text-style-name="P47" svg:width="1.1087in" svg:height="0.2807in" svg:x="-0.1744in" svg:y="-0.039in"><text:p/></draw:rect><text:span text:style-name="T12"> <text:s text:c="2"/>Skills</text:span><text:tab/><text:span text:style-name="T9">L</text:span><text:span text:style-name="T9">anguages</text:span><text:span text:style-name="T8"><text:tab/></text:span></text:p>
      <text:p text:style-name="P33"><text:span text:style-name="T8">Through my various hobby and university projects, I have become proficient with C++, Java, C#, JavaScript, Action Script 3, and Lua. With a solid background in traditional computer science from Portland State University, I am familiar with most data structures and algorithms, as well as various design patterns.<text:line-break/></text:span></text:p>
      <text:p text:style-name="P14"><text:span text:style-name="T4">Tools</text:span><text:span text:style-name="T3"><text:tab/></text:span></text:p>
      <text:p text:style-name="P16"><text:span text:style-name="T8">At Portland State University, I learned programming and debugging on multiple platforms including Windows and Linux, using IDEs such as Visual Studio and Eclipse. I also compiled and debugged using command line interfaces including gcc/g++, gdb, and Valgrind. This experience served me well at Intel, where the smart TV integrated systems used only Linux command line. </text:span></text:p>
      <text:p text:style-name="P16"><text:span text:style-name="T8">While volunteering at wow-pro.com, I learned and utilized version control through Git, and managed a remote repository (using GitHub.com) for a global team. I continue to use these tools for both university and personal projects. </text:span></text:p>
      <text:p text:style-name="P16"><text:span text:style-name="T8">I have also gained experience with several game libraries and engines including Allegro, DirectX, XNA, Flat Red Ball, Unity, and Havok.<text:line-break/></text:span></text:p>
      <text:p text:style-name="P10"><text:span text:style-name="T9">Teamwork and Leadership</text:span><text:span text:style-name="T8"><text:tab/></text:span></text:p>
      <text:p text:style-name="P17"><text:span text:style-name="T8">I participated in many group projects throughout my time at university, both as a leader and team member. At wow-pro.com I led a team of international volunteers, many of which had no technical expertise, to develop a highly successful addon. A small team of fellow interns and I created several tools to improve the Intel smart TV QA process. I have also worked in game development teams at Abertay and in the Scottish Game Jam.<text:line-break/></text:span></text:p>
      <text:list xml:id="list39387656" text:style-name="L1">
        <text:list-header>
          <text:p text:style-name="P28"><text:span text:style-name="T9">Communication</text:span><text:span text:style-name="T8"><text:tab/></text:span></text:p>
        </text:list-header>
      </text:list>
      <text:p text:style-name="P18"><text:span text:style-name="T8">As a hobby, I maintain a blog covering various aspects of the gaming industry from a gamer and game developer perspective. I also wrote, recorded, and voiced an informational video advertising the wow-pro.com addon. This experience in educating and entertaining served me well as a science teacher, where I kept up to 20 primary school children engaged and interested for hours at a time.</text:span></text:p>
      <text:p text:style-name="P18"><text:span text:style-name="T8">On a more technical side, I co-authored an official report for a National Science Foundation grant while working as a researcher in the field of engineering education at Oregon State University. I have also been called upon multiple times to relate results and projects to non-technical audiences, both in writing and as presentations.</text:span></text:p>
      <text:p text:style-name="P4"/>
      <text:p text:style-name="P2"><draw:rect text:anchor-type="paragraph" draw:z-index="12" draw:style-name="gr2" draw:text-style-name="P47" svg:width="1.1087in" svg:height="0.2807in" svg:x="-0.1744in" svg:y="0.1193in"><text:p/></draw:rect><draw:g text:anchor-type="paragraph" draw:z-index="13" draw:style-name="gr3"><draw:line draw:style-name="gr4" draw:text-style-name="P47" svg:x1="0.3673in" svg:y1="-0.0016in" svg:x2="6.6925in" svg:y2="0.0039in"><text:p/></draw:line><draw:line draw:style-name="gr4" draw:text-style-name="P47" svg:x1="0.3673in" svg:y1="0.1193in" svg:x2="0.3673in" svg:y2="-0.0016in"><text:p/></draw:line></draw:g></text:p>
      <text:p text:style-name="P31"><text:span text:style-name="T12"><text:s/>Awards</text:span><text:tab/><text:span text:style-name="T9">Scottish Saltire Scholarship: </text:span><text:span text:style-name="T16">£2,000</text:span><text:span text:style-name="T17">, awarded to 200 international students to study in Scotland.</text:span></text:p>
      <text:p text:style-name="P45"><text:span text:style-name="T9">Abertay Academic Excellence Award:</text:span><text:span text:style-name="T23"> </text:span><text:span text:style-name="T16">£3,000, awarded to those who have academic merit significantly above <text:line-break/> <text:s/>the normal requirement for the chosen degree program.</text:span></text:p>
      <text:p text:style-name="P25"><draw:g text:anchor-type="paragraph" draw:z-index="11" draw:style-name="gr3"><draw:line draw:style-name="gr4" draw:text-style-name="P47" svg:x1="0.3673in" svg:y1="-0.0016in" svg:x2="6.6925in" svg:y2="0.0039in"><text:p/></draw:line><draw:line draw:style-name="gr4" draw:text-style-name="P47" svg:x1="0.3673in" svg:y1="0.1193in" svg:x2="0.3673in" svg:y2="-0.0016in"><text:p/></draw:line></draw:g><draw:rect text:anchor-type="paragraph" draw:z-index="10" draw:style-name="gr2" draw:text-style-name="P47" svg:width="1.1087in" svg:height="0.2807in" svg:x="-0.1744in" svg:y="0.1193in"><text:p/></draw:rect></text:p>
      <text:p text:style-name="P31"><text:span text:style-name="T12">Projects</text:span><text:tab/><text:span text:style-name="T9">Racing Game Fuzzy Logic Controller Tuned With Genetic Algorithms</text:span></text:p>
      <text:p text:style-name="P42"><text:span text:style-name="T17"><text:tab/></text:span><text:span text:style-name="T20">Web location: <text:s/></text:span><text:span text:style-name="T17">https://github.com/Jiyambi/Portfolio/wiki/Fuzzy-Logic-Controller-with-Genetic-Algorithms</text:span></text:p>
      <text:p text:style-name="P42"><text:span text:style-name="T17"><text:tab/>This JavaScript and HTML5 project was completed for an artificial intelligence module at Abertay University. The program demonstrates the use of a fuzzy inference system to control a car in a racing game. The application allows for full customisation of the controller settings, including membership functions and rules. The final section of the application explores the tuning of a fuzzy controller using genetic algorithms.</text:span></text:p>
      <text:p text:style-name="P42"><text:span text:style-name="T17"/></text:p>
      <text:p text:style-name="P44"><text:span text:style-name="T19">DirectX Sample Scene – Solar System Exploration</text:span></text:p>
      <text:p text:style-name="P42"><text:span text:style-name="T17"><text:tab/></text:span><text:span text:style-name="T20">Web location: <text:s/></text:span><text:span text:style-name="T18">https://github.com/Jiyambi/Portfolio/wiki/DirectX-Sample-Scene-–-Solar-System-Exploration</text:span></text:p>
      <text:p text:style-name="P42"><text:span text:style-name="T17"><text:tab/>This C++ project demonstrates features of DirectX 11. It was created for two coursework modules at Abertay University, simulating a solar system, with various spheres orbiting about the sun. The scene showcases features including: 2D overlays; in-scene point lighting; a particle system; skybox; text FPS and CPU usage display; Direct Input camera controls; and Direct Sound music and sound effects. This project is still under development, and will soon incorporate procedurally generated terrain for exploring planet surfaces.</text:span></text:p>
      <text:p text:style-name="P32"><text:span text:style-name="T21"/></text:p>
      <text:p text:style-name="P32"><draw:g text:anchor-type="paragraph" draw:z-index="5" draw:style-name="gr5"><draw:line draw:style-name="gr4" draw:text-style-name="P47" svg:x1="0.3528in" svg:y1="-0.0177in" svg:x2="6.678in" svg:y2="-0.0122in"><text:p/></draw:line><draw:line draw:style-name="gr4" draw:text-style-name="P47" svg:x1="0.3528in" svg:y1="0.1031in" svg:x2="0.3528in" svg:y2="-0.0177in"><text:p/></draw:line></draw:g><text:span text:style-name="T21"/></text:p>
      <text:p text:style-name="P8"><draw:rect text:anchor-type="paragraph" draw:z-index="3" draw:style-name="gr2" draw:text-style-name="P47" svg:width="1.1087in" svg:height="0.2807in" svg:x="-0.1744in" svg:y="-0.0472in"><text:p/></draw:rect><text:span text:style-name="T12"> <text:s text:c="4"/>Work</text:span><text:tab/><text:span text:style-name="T9">7/2011 – 8/2012<text:tab/>| <text:s text:c="2"/>Quality Assurance Inte</text:span><text:span text:style-name="T10">rn <text:s text:c="3"/><text:tab/>| <text:s text:c="2"/>Intel, Hillsboro OR</text:span></text:p>
      <text:p text:style-name="P15">At Intel I was part of the quality assurance team responsible for testing the Intel smart TV Flash plugin. During my time there I became proficient in device set up, testing operation, and results reporting. I trained several new employees and helped develop multiple tools to streamline the process and improve team efficiency. Our efforts resulted in official Adobe certification for our platform.</text:p>
      <text:p text:style-name="P15"><text:s/></text:p>
      <text:p text:style-name="P6"><text:span text:style-name="T4">4/2010</text:span><text:span text:style-name="T4"> – </text:span><text:span text:style-name="T4">12/2010<text:tab/>| <text:s text:c="2"/>Lead Addon Developer <text:s text:c="2"/><text:tab/>| <text:s text:c="2"/>www.wow-pro.com</text:span></text:p>
      <text:p text:style-name="P36"><text:span text:style-name="T5">Wow-pro.com, a popular fan website for World of Warcraft, tasked me with the development of an addon which would bring their strategy guides directly into the game. I led an extensive, globe-spanning team of volunteers in the endeavor, resulting in a massively popular addon with over 200,000 downloads to date. Our product was recommended by several high profile websites within the WoW community, including WoW Insider (wow.joystiq.com). I also created a simplified language and Lua-based interpreter, as well as a companion guide recording addon, to allow non-experts to create content.</text:span></text:p>
      <text:p text:style-name="P35"><text:span text:style-name="T13"/></text:p>
      <text:p text:style-name="P39"><text:span text:style-name="T14">1/2010 – 9/2010<text:tab/>| <text:s text:c="2"/>Science Instructor <text:s text:c="2"/><text:tab/><text:tab/>| <text:s text:c="2"/>Mad Science, Seattle WA</text:span></text:p>
      <text:p text:style-name="P5"><text:span text:style-name="T9">6/2008 – 12/2008<text:tab/>| <text:s text:c="2"/>Engineering R&amp;D Intern <text:s text:c="2"/><text:tab/>| <text:s text:c="2"/>ATI Wah Cha</text:span><text:span text:style-name="T4">ng, Albany OR</text:span></text:p>
      <text:p text:style-name="P6"><text:span text:style-name="T4">9</text:span><text:span text:style-name="T4">/200</text:span><text:span text:style-name="T4">7</text:span><text:span text:style-name="T4"> – </text:span><text:span text:style-name="T4">6</text:span><text:span text:style-name="T4">/2008<text:tab/>| <text:s text:c="2"/></text:span><text:span text:style-name="T4">Engineering Education Research</text:span><text:span text:style-name="T4"> <text:s/><text:tab/>| <text:s text:c="2"/></text:span><text:span text:style-name="T4">OSU Chemical Engineering</text:span></text:p>
      <text:p text:style-name="P5"><text:span text:style-name="T4">4/2007</text:span><text:span text:style-name="T4"> – </text:span><text:span text:style-name="T4">9/2007<text:tab/>| <text:s text:c="2"/>Facilities Engineering Intern <text:s text:c="2"/><text:tab/>| <text:s text:c="2"/></text:span><text:span text:style-name="T4">ON Semiconductor, Gresham OR</text:span></text:p>
      <text:p text:style-name="P7"><text:span text:style-name="T10">7/2006</text:span><text:span text:style-name="T10"> – </text:span><text:span text:style-name="T10">11/2007<text:tab/>| <text:s text:c="2"/>Computer Technician <text:s text:c="2"/><text:tab/><text:tab/>| <text:s text:c="2"/>OSU Technology Support Services</text:span></text:p>
      <text:p text:style-name="P19"><text:span text:style-name="T3">Though not directly related to the gaming industry, my previous </text:span><text:span text:style-name="T3">career </text:span><text:span text:style-name="T3">gave me many valuable life experiences. At many of the companies I worked for I </text:span><text:span text:style-name="T3">had a vital effect</text:span><text:span text:style-name="T3"> which </text:span><text:span text:style-name="T3">changed them for the better</text:span><text:span text:style-name="T3">, such as adding a new stage to the production process </text:span><text:span text:style-name="T3">at Wah Chang</text:span><text:span text:style-name="T3">, and implementing a piping change saving </text:span><text:span text:style-name="T3">ON Semiconductor</text:span><text:span text:style-name="T3"> $10,000 yearly. </text:span><text:span text:style-name="T3">I g</text:span><text:span text:style-name="T3">ained familiarity with high responsibility situations, </text:span><text:span text:style-name="T3">such as </text:span><text:span text:style-name="T3">handling hazardous chemicals and </text:span><text:span text:style-name="T3">operating</text:span><text:span text:style-name="T3"> powerful machinery. </text:span><text:span text:style-name="T3">Finally, I gained </text:span><text:span text:style-name="T3">experience presenting </text:span><text:span text:style-name="T3">results</text:span><text:span text:style-name="T3">, t</text:span><text:span text:style-name="T3">r</text:span><text:span text:style-name="T3">oubleshooting, and customer service –</text:span><text:span text:style-name="T3"> <text:s/>valuable skills in any industry.</text:span></text:p>
      <text:p text:style-name="P4"/>
      <text:p text:style-name="P2"><draw:rect text:anchor-type="paragraph" draw:z-index="6" draw:style-name="gr2" draw:text-style-name="P47" svg:width="1.1087in" svg:height="0.2807in" svg:x="-0.1744in" svg:y="0.1193in"><text:p/></draw:rect><draw:g text:anchor-type="paragraph" draw:z-index="7" draw:style-name="gr3"><draw:line draw:style-name="gr4" draw:text-style-name="P47" svg:x1="0.3673in" svg:y1="-0.0016in" svg:x2="6.6925in" svg:y2="0.0039in"><text:p/></draw:line><draw:line draw:style-name="gr4" draw:text-style-name="P47" svg:x1="0.3673in" svg:y1="0.1193in" svg:x2="0.3673in" svg:y2="-0.0016in"><text:p/></draw:line></draw:g></text:p>
      <text:p text:style-name="P30"><text:span text:style-name="T12">Education</text:span><text:tab/><text:span text:style-name="T9">University of Abertay 2014 – MSc Computer Games Technology –</text:span><text:span text:style-name="T11"> In Progress</text:span></text:p>
      <text:p text:style-name="P29"><text:span text:style-name="T11"><text:tab/> <text:s text:c="6"/></text:span><text:span text:style-name="T15">Dissertation in the field of artificial intelligence</text:span></text:p>
      <text:p text:style-name="P21"/>
      <text:p text:style-name="P22"><text:span text:style-name="T4">Portland State University 2012</text:span><text:span text:style-name="T4"> – Advanced Degree Preparation (Computer Science)</text:span></text:p>
      <text:p text:style-name="P20">Additional Coursework in Visual Design and Music</text:p>
      <text:p text:style-name="P21"/>
      <text:p text:style-name="P22"><text:span text:style-name="T4">Oregon State University 2009 – BSc Chemical Engineering, </text:span><text:span text:style-name="T6">Cum Laude</text:span></text:p>
      <text:p text:style-name="P40"><text:span text:style-name="T8">Additional Coursework in Business Law, Marketing, and Entrepreneurshi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" svg:font-family="'Arial Black'"/>
    <style:font-face style:name="Arial1" svg:font-family="Arial, Helvetica, sans-serif"/>
    <style:font-face style:name="Georgia" svg:font-family="Georgia"/>
    <style:font-face style:name="OpenSymbol" svg:font-family="OpenSymbol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1" fo:font-size="20pt" fo:font-weight="bold" style:font-name-asian="Arial Black" style:font-size-asian="20pt" style:font-weight-asian="bold" style:font-name-complex="Arial Black" style:font-size-complex="20pt" style:font-weight-complex="bold" style:font-relief="engraved"/>
    </style:style>
    <style:style style:name="MP2" style:family="paragraph">
      <style:text-properties fo:color="#e6e6ff" style:font-name="Arial Black1" fo:font-size="66pt" fo:font-weight="900" style:font-size-asian="66pt" style:font-size-complex="66pt" style:font-relief="engraved"/>
    </style:style>
    <style:style style:name="MP3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style:font-name="Ebrima"/>
    </style:style>
    <style:style style:name="MT1" style:family="text">
      <style:text-properties fo:color="#e6e6ff" style:font-name="Arial Black1" fo:font-size="66pt" fo:font-weight="900" style:font-size-asian="66pt" style:font-size-complex="66pt" style:font-relief="engraved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 fo:font-size="8pt" fo:background-color="transparent" style:font-size-asian="8pt" style:font-size-complex="8pt"/>
    </style:style>
    <style:style style:name="Mgr1" style:family="graphic">
      <style:graphic-properties draw:stroke="none" svg:stroke-color="#e6e6e6" draw:fill="none" draw:fill-color="#ffffff" fo:min-height="0.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8583in" fo:margin-bottom="0.7846in" fo:margin-left="0.8165in" fo:margin-right="0.7516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1" draw:style-name="Mgr1" draw:text-style-name="MP2" svg:width="9.585in" svg:height="1.2941in" draw:transform="rotate (-1.57428698529889) translate (6.96736111111111in 0.270138888888889in)"><draw:text-box><text:p><text:span text:style-name="MT1">Game Programmer</text:span></text:p></draw:text-box></draw:frame>S A R A H <text:s text:c="2"/>H E R Z O G</text:p>
        <text:p text:style-name="MP3"><text:span text:style-name="MT2">github.com/Jiyambi/Portfolio</text:span><text:span text:style-name="MT3"> <text:s text:c="2"/>| <text:s text:c="2"/>07936 434640 <text:s text:c="2"/></text:span><text:span text:style-name="MT2">| <text:s text:c="2"/>sarah.ann.herzo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editing-cycles>38</meta:editing-cycles>
    <dc:date>2013-01-28T22:15:28.01</dc:date>
    <meta:editing-duration>PT20H8M35S</meta:editing-duration>
    <meta:document-statistic meta:table-count="0" meta:image-count="0" meta:object-count="0" meta:page-count="2" meta:paragraph-count="41" meta:word-count="1087" meta:character-count="7278" meta:non-whitespace-character-count="6130"/>
  </office:meta>
</office:document-meta>
</file>